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.setRoot( Elemen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Sour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Imports( List &lt; String &gt; imp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addImport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.getIm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addSourceUri( URI sour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